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8b8b" style:font-name="Arial" fo:font-size="22.5pt" fo:letter-spacing="normal" fo:font-style="normal" fo:font-weight="normal"/>
    </style:style>
    <style:style style:name="P2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Arial" fo:font-size="10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</style:style>
    <style:style style:name="P4" style:family="paragraph" style:parent-style-name="Text_20_body" style:list-style-name="L1">
      <style:paragraph-properties fo:margin-top="0cm" fo:margin-bottom="0.265cm" loext:contextual-spacing="false" fo:orphans="2" fo:widows="2"/>
      <style:text-properties fo:font-variant="normal" fo:text-transform="none" fo:color="#333333" style:font-name="Arial" fo:font-size="10.5pt" fo:letter-spacing="normal" fo:font-style="normal" fo:font-weight="normal"/>
    </style:style>
    <style:style style:name="P5" style:family="paragraph" style:parent-style-name="Text_20_body" style:list-style-name="L2">
      <style:paragraph-properties fo:margin-top="0cm" fo:margin-bottom="0.265cm" loext:contextual-spacing="false" fo:orphans="2" fo:widows="2"/>
      <style:text-properties fo:font-variant="normal" fo:text-transform="none" fo:color="#333333" style:font-name="Arial" fo:font-size="10.5pt" fo:letter-spacing="normal" fo:font-style="normal" fo:font-weight="normal"/>
    </style:style>
    <style:style style:name="P6" style:family="paragraph" style:parent-style-name="Text_20_body" style:list-style-name="L3">
      <style:paragraph-properties fo:margin-top="0cm" fo:margin-bottom="0.265cm" loext:contextual-spacing="false" fo:orphans="2" fo:widows="2"/>
      <style:text-properties fo:font-variant="normal" fo:text-transform="none" fo:color="#333333" style:font-name="Arial" fo:font-size="10.5pt" fo:letter-spacing="normal" fo:font-style="normal" fo:font-weight="normal"/>
    </style:style>
    <style:style style:name="P7" style:family="paragraph" style:parent-style-name="Text_20_body" style:list-style-name="L4">
      <style:paragraph-properties fo:margin-top="0cm" fo:margin-bottom="0.265cm" loext:contextual-spacing="false" fo:orphans="2" fo:widows="2"/>
      <style:text-properties fo:font-variant="normal" fo:text-transform="none" fo:color="#333333" style:font-name="Arial" fo:font-size="10.5pt" fo:letter-spacing="normal" fo:font-style="normal" fo:font-weight="normal"/>
    </style:style>
    <style:style style:name="T1" style:family="text">
      <style:text-properties fo:font-variant="normal" fo:text-transform="none" fo:color="#333333" style:font-name="Arial" fo:font-size="10.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Oficina Aula 1</text:h>
      <text:p text:style-name="P2">Durante a aula, aprendemos os conceitos teóricos sobre o padrão MVC e também observamos como é realizada a sua implementação na prática. Uma das vantagens da estrutura deste padrão é que não sofre grandes variâncias conforme o aumento de complexidade e tamanho do projeto que estamos lidando, levando em conta que todas as classes estão bem divididas e distribuídas em seus respectivos pacotes, que dividem as classes por suas funções.</text:p>
      <text:p text:style-name="P2">Nesta oficina iremos fazer algo semelhante ao que foi demonstrado no tópico de implementação da webaula, no entanto, faremos isso em um contexto mais específico: Conta Bancária. Neste cenário, temos diferentes regras de negócio que podem ser implementadas, como saque, depósito e verificação do saldo. Também temos diferentes objetos para serem manipulados. Cada aplicação tem suas próprias regras, que devem ser bem distribuídas no padrão MVC.</text:p>
      <text:p text:style-name="P2">O intuito é implementar um projeto que contenha os três pacotes deste padrão:</text:p>
      <text:list xml:id="list83177921" text:style-name="L1">
        <text:list-item>
          <text:p text:style-name="P4">com.mvc.modelo;</text:p>
        </text:list-item>
        <text:list-item>
          <text:p text:style-name="P4">com.mvc.visao;</text:p>
        </text:list-item>
        <text:list-item>
          <text:p text:style-name="P4">com.mvc.controlador;</text:p>
        </text:list-item>
      </text:list>
      <text:p text:style-name="P2">Cada pacote terá sua responsabilidade respectiva conforme o padrão MVC. O contexto se passa em uma situação de controle de fluxo das transações bancárias, ou seja, vamos aplicar as regras de negócio referentes ao fluxo de caixa, entrada e saída. A fim de simplificar nosso código, apenas iremos realizar dois tipos de transações, que estarão presentes em métodos da classe controlador:</text:p>
      <text:list xml:id="list2608619467" text:style-name="L2">
        <text:list-item>
          <text:p text:style-name="P5">Débito (retirada de dinheiro na conta bancária pessoal do usuário);</text:p>
        </text:list-item>
        <text:list-item>
          <text:p text:style-name="P5">Crédito (adicionamento de dinheiro na conta bancária pessoal do usuário).</text:p>
        </text:list-item>
      </text:list>
      <text:p text:style-name="P2">Na classe controlador teremos dois métodos que irão receber as transações de crédito e débito, ambos deverão impactar diretamente na variável saldoAtual da conta e retornar um valor boolean caso a operação tenha sido bem-sucedida ou não. São eles:</text:p>
      <text:list xml:id="list1520697937" text:style-name="L3">
        <text:list-item>
          <text:p text:style-name="P6">public boolean creditarValor(double valor, int numeroConta, int agencia);</text:p>
        </text:list-item>
        <text:list-item>
          <text:p text:style-name="P6">public boolean debitarValor(double valor, int numeroConta, int agencia);</text:p>
        </text:list-item>
      </text:list>
      <text:p text:style-name="P2">Dentro do pacote Modelo criaremos a classe: ContaBancaria que terá os seguintes atributos, com seus respectivos métodos getters e setters:</text:p>
      <text:list xml:id="list722408737" text:style-name="L4">
        <text:list-item>
          <text:p text:style-name="P7">private double saldoAtual = 0.0;</text:p>
        </text:list-item>
        <text:list-item>
          <text:p text:style-name="P7">private String nomePessoa = "";</text:p>
        </text:list-item>
        <text:list-item>
          <text:p text:style-name="P7">private String cpf = "";</text:p>
        </text:list-item>
        <text:list-item>
          <text:p text:style-name="P7">private int numeroConta;</text:p>
        </text:list-item>
        <text:list-item>
          <text:p text:style-name="P7">private int agencia;</text:p>
        </text:list-item>
      </text:list>
      <text:p text:style-name="P2">Em nossa classe Visão teremos uma função main que instancia o objeto controlador e requisita sequencialmente uma ação de crédito e outra de débito por meio do fluxo de regra definido no padrão MVC.</text:p>
      <text:p text:style-name="P2">Após realizar esses passos, execute sua função main da classe Visão e escreva no console o resultado do saldoAtual da contaBancaria em cada transação.</text:p>
      <text:p text:style-name="P3"><text:span text:style-name="T1">Boa sorte e bom trabalho!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" svg:font-family="Arial, Helvetica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1-01T23:01:18.134000000</meta:creation-date>
    <dc:date>2021-01-01T23:01:50.455000000</dc:date>
    <meta:editing-duration>PT32S</meta:editing-duration>
    <meta:editing-cycles>1</meta:editing-cycles>
    <meta:document-statistic meta:table-count="0" meta:image-count="0" meta:object-count="0" meta:page-count="1" meta:paragraph-count="22" meta:word-count="407" meta:character-count="2601" meta:non-whitespace-character-count="2228"/>
    <meta:generator>LibreOffice/6.3.5.2$Windows_X86_64 LibreOffice_project/dd0751754f11728f69b42ee2af66670068624673</meta:generator>
  </office:meta>
</office:document-meta>
</file>